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1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68cm"/>
    </style:style>
    <style:style style:name="co5" style:family="table-column">
      <style:table-column-properties fo:break-before="auto" style:column-width="0.9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2.219cm"/>
    </style:style>
    <style:style style:name="co8" style:family="table-column">
      <style:table-column-properties fo:break-before="auto" style:column-width="0.39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94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table table:name="Fr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float" office:value="546">
            <text:p>546</text:p>
          </table:table-cell>
          <table:table-cell table:style-name="ce4" office:value-type="string">
            <text:p><text:s/>0/1</text:p>
          </table:table-cell>
          <table:table-cell table:style-name="ce5" table:formula="of:=MOD(ROUNDDOWN([.$A$1]/10; 0); 2)" office:value-type="float" office:value="0">
            <text:p>0</text:p>
          </table:table-cell>
          <table:table-cell table:style-name="ce4" office:value-type="string">
            <text:p>Home rat:</text:p>
          </table:table-cell>
          <table:table-cell table:style-name="ce5" office:value-type="float" office:value="4">
            <text:p>4</text:p>
          </table:table-cell>
        </table:table-row>
        <table:table-row table:style-name="ro2">
          <table:table-cell office:value-type="string">
            <text:p>&lt;?xml version="1.0" encoding="UTF-8"?&gt;</text:p>
          </table:table-cell>
          <table:table-cell table:number-columns-repeated="4"/>
        </table:table-row>
        <table:table-row table:style-name="ro2">
          <table:table-cell office:value-type="string">
            <text:p>&lt;map version="1.0" tiledversion="1.1.5" orientation="orthogonal" renderorder="right-down" width="15" height="30" tilewidth="32" tileheight="32" infinite="0" nextobjectid="55"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" name="map_be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e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9" name="map_bor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or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57" name="map_bridg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5" name="map_bridg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idg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3" name="map_brok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brok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1" name="map_cavewall_1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1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9" name="map_cavewall_2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2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857" name="map_cavewall_3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3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965" name="map_cavewall_4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avewall_4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073" name="map_chair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201" name="map_chair_tabl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hair_tabl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329" name="map_crat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rat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457" name="map_cupboar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pboar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585" name="map_curtai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curtai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713" name="map_entra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841" name="map_entra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entra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1969" name="map_fenc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097" name="map_fenc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225" name="map_fence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353" name="map_fence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fence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481" name="map_ground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609" name="map_ground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737" name="map_ground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865" name="map_ground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2993" name="map_ground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121" name="map_ground_6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6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249" name="map_ground_7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7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377" name="map_ground_8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round_8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505" name="map_hous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633" name="map_hous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hous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761" name="map_in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3889" name="map_indoo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indoo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017" name="map_kitche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kitche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145" name="map_outdoo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outdoo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273" name="map_pilla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401" name="map_pillar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illar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529" name="map_plant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657" name="map_plant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plant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785" name="map_rock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4913" name="map_rock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ck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041" name="map_roof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169" name="map_roof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297" name="map_roof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oof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425" name="map_shop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hop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553" name="map_sign_ladder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sign_ladder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681" name="map_tabl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abl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809" name="map_trai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i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5937" name="map_transition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065" name="map_transition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193" name="map_transition_3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3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321" name="map_transition_4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4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449" name="map_transition_5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ansition_5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577" name="map_tree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705" name="map_tree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tree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833" name="map_wall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6961" name="map_wall_2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2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081" name="map_wall_3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3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201" name="map_wall_4" tilewidth="32" tileheight="32" tilecount="120" columns="15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all_4.png" width="480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321" name="map_window_1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1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449" name="map_window_2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window_2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577" name="map_guynmart" tilewidth="32" tileheight="32" tilecount="128" columns="16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guynmart.png" width="512" height="256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tileset firstgid="7705" name="map_ratdom" tilewidth="32" tileheight="32" tilecount="108" columns="18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image source="../drawable/map_ratdom.png" width="576" height="192"/&gt;</text:p>
          </table:table-cell>
          <table:table-cell table:number-columns-repeated="4"/>
        </table:table-row>
        <table:table-row table:style-name="ro2">
          <table:table-cell office:value-type="string">
            <text:p><text:s/>&lt;/tileset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Ground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ytlMENwjAMRTsFx6o7UEaAjhA6QsoIaadjAyYiEbZkPk7iRFR6h1Z5ceN8eRqHYYqEiI+4yJ1Iz238kN7XyIPWI+xvhBPORt4h1l8Ufye8cHbwzvQ/6OM+B3xnLzEXfER6kpqf82p+zUssnR7zOn27rsHF2r7Rl7U5M9fO2qHBXZWeWdxc5mvuMv5mvsXVvN5sWM/671xZ70a7H2umuM+YSevdYp+DoXZpDsoZmvO0u8UZ6ho8nH18fqunnb/kpUzkZqhXPF4/Qz9wj6B4PVm3ZvYp8voG1DKlE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Objects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Above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MAN3OTwSI6CAQWXxcjXa0phvA5Vuw9ToPcSGXoHyq0DpXeg4hakj5z4AQFy9Y2CwQGoVRYBAOWkDiw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Top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Walkable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ICAjWKYGJ84OsCmDp9edHNI0UesOwiZTwwgxk3khge5+rDpJVYfsWFDK7244pLe7iZV/0DopZY+etg50OlqIPRSM5yJ1YsPkKsPnxmE1OCSI8VfyOpI0UdpHCDrBwBxGuuK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0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+JRPIpHKAYA5UH9I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1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CAdaMkxMBTJkaFxEOj1I0M/TK8VEPuSYIYPUJ01VG8RkhmE9GPTB8M2ePQi69sshqkXn91aSOqw6cVntxYOtxKy24cIfcj6fZEwsfpG8SgexaOYEAYATSa/4g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2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AJiGyAmFRRRQW8CmXrJsdOHTPeC9FlD9VoBsR+R+pH1IWNC+nHpI+R2fPrwuZ2QPlx2+xChB5vdpOhD1u9Lhr5RPIpH8SgmhAHmSMXj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3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kHA/FpOpJAGIYiCNSH7IeZEBIvw0OfTCgRYadhOwmpA+XfmL1obudVH3IeskBI1UvABEdt1Y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4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o3gUj2IojidTXwIQg0Ac1AxizYHpQwdxBPTZ4NAHA1pk2IlsNzb3E9KHy/2E3IpPPzl6QWBUL/EAAHSdtrE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5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5wEeOgcFPjjx91kBsBcS+JJgB01eEhK2I0I9NHwzb4NGLTx8hu+Pw6CPGbkL6CflbiwK7CelNIFMvPn349OJzK6V6yU0bhPxKq3RFKG5w6SdkJ7p+XyRMrL5RPIphGABVP5aT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6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KBrFZOF4PBifPhsgxge0yNTrA5SzxqPXCoj9cOiPI8K/+OwmpB+f3YT8TMhuQnoTyNSLTx8+vYTilxK9+OJ4MKYrQnGDL5wJpSlK/EsobkF2Y8vHhPThcj8p+pD1k6NvFJAOAOFcfbo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7" width="15" height="30" visible="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wrkmNgsAFiYoEWUG0REh4ovSDsR6R+bHqJsdsHiz5i9WKzk1h349OLz25c7iXG7jgi9OKzG6Rfk0y7CfmZkN2E9CaQqRefPnx6KUkfhPSC4tiaTL2UpCtcdhKKW0Jxgy+cCaUpWvl3JOrFF9aE8gEuu4kt3weDXgCX13Qm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2">
          <table:table-cell office:value-type="string">
            <text:p><text:s/>&lt;layer name="Light8" width="15" height="30"&gt;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data encoding="base64" compression="zlib"&gt;</text:p>
          </table:table-cell>
          <table:table-cell table:number-columns-repeated="4"/>
        </table:table-row>
        <table:table-row table:style-name="ro2">
          <table:table-cell office:value-type="string">
            <text:p><text:s text:c="3"/>eJxjYBgFo2AUjIJRMApGLgAABwgAAQ==</text:p>
          </table:table-cell>
          <table:table-cell table:number-columns-repeated="4"/>
        </table:table-row>
        <table:table-row table:style-name="ro2">
          <table:table-cell office:value-type="string">
            <text:p><text:s text:c="2"/>&lt;/data&gt;</text:p>
          </table:table-cell>
          <table:table-cell table:number-columns-repeated="4"/>
        </table:table-row>
        <table:table-row table:style-name="ro2">
          <table:table-cell office:value-type="string">
            <text:p><text:s/>&lt;/layer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Mapevents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south2" type="mapchange" x="416" y="896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+11 - [.$C$1]; &quot;#&quot;); &quot;&quot;&quot;/&gt;&quot;)" office:value-type="string" office:string-value="    &lt;property name=&quot;map&quot; value=&quot;ratdom_maze_557&quot;/&gt;">
            <text:p><text:s text:c="4"/>&lt;property name="map" value="ratdom_maze_557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north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south1" type="mapchange" x="0" y="896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+10 - [.$C$1]; &quot;#&quot;); &quot;&quot;&quot;/&gt;&quot;)" office:value-type="string" office:string-value="    &lt;property name=&quot;map&quot; value=&quot;ratdom_maze_556&quot;/&gt;">
            <text:p><text:s text:c="4"/>&lt;property name="map" value="ratdom_maze_556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north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north2" type="mapchange" x="416" y="0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-9 - [.$C$1]; &quot;#&quot;); &quot;&quot;&quot;/&gt;&quot;)" office:value-type="string" office:string-value="    &lt;property name=&quot;map&quot; value=&quot;ratdom_maze_537&quot;/&gt;">
            <text:p><text:s text:c="4"/>&lt;property name="map" value="ratdom_maze_537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south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object name="north1" type="mapchange" x="0" y="0" width="64" height="64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map&quot;&quot; value=&quot;&quot;ratdom_maze_&quot;; TEXT([.$A$1] -10 - [.$C$1]; &quot;#&quot;); &quot;&quot;&quot;/&gt;&quot;)" office:value-type="string" office:string-value="    &lt;property name=&quot;map&quot; value=&quot;ratdom_maze_536&quot;/&gt;">
            <text:p><text:s text:c="4"/>&lt;property name="map" value="ratdom_maze_536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place" value="south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1 + ([.$C$1] * 3);&quot;#&quot;); &quot;&quot;&quot; type=&quot;&quot;script&quot;&quot; x=&quot;&quot;0&quot;&quot; y=&quot;&quot;0&quot;&quot; width=&quot;&quot;128&quot;&quot; height=&quot;&quot;192&quot;&quot;&gt;&quot;)" office:value-type="string" office:string-value="  &lt;object name=&quot;ratdom_maze_light1&quot; type=&quot;script&quot; x=&quot;0&quot; y=&quot;0&quot; width=&quot;128&quot; height=&quot;192&quot;&gt;">
            <text:p><text:s text:c="2"/>&lt;object name="ratdom_maze_light1" type="script" x="0" y="0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2 + ([.$C$1] * 1);&quot;#&quot;); &quot;&quot;&quot; type=&quot;&quot;script&quot;&quot; x=&quot;&quot;352&quot;&quot; y=&quot;&quot;0&quot;&quot; width=&quot;&quot;128&quot;&quot; height=&quot;&quot;192&quot;&quot;&gt;&quot;)" office:value-type="string" office:string-value="  &lt;object name=&quot;ratdom_maze_light2&quot; type=&quot;script&quot; x=&quot;352&quot; y=&quot;0&quot; width=&quot;128&quot; height=&quot;192&quot;&gt;">
            <text:p><text:s text:c="2"/>&lt;object name="ratdom_maze_light2" type="script" x="352" y="0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3 - ([.$C$1] * 1);&quot;#&quot;); &quot;&quot;&quot; type=&quot;&quot;script&quot;&quot; x=&quot;&quot;0&quot;&quot; y=&quot;&quot;736&quot;&quot; width=&quot;&quot;128&quot;&quot; height=&quot;&quot;192&quot;&quot;&gt;&quot;)" office:value-type="string" office:string-value="  &lt;object name=&quot;ratdom_maze_light3&quot; type=&quot;script&quot; x=&quot;0&quot; y=&quot;736&quot; width=&quot;128&quot; height=&quot;192&quot;&gt;">
            <text:p><text:s text:c="2"/>&lt;object name="ratdom_maze_light3" type="script" x="0" y="736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3" table:formula="of:=CONCATENATE(&quot;  &lt;object name=&quot;&quot;ratdom_maze_light&quot;; TEXT(4 - ([.$C$1] * 3);&quot;#&quot;); &quot;&quot;&quot; type=&quot;&quot;script&quot;&quot; x=&quot;&quot;352&quot;&quot; y=&quot;&quot;768&quot;&quot; width=&quot;&quot;128&quot;&quot; height=&quot;&quot;192&quot;&quot;&gt;&quot;)" office:value-type="string" office:string-value="  &lt;object name=&quot;ratdom_maze_light4&quot; type=&quot;script&quot; x=&quot;352&quot; y=&quot;768&quot; width=&quot;128&quot; height=&quot;192&quot;&gt;">
            <text:p><text:s text:c="2"/>&lt;object name="ratdom_maze_light4" type="script" x="352" y="768" width="128" height="192"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3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8" name="ratdom_maze_light5" type="script" x="128" y="96" width="224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39" name="ratdom_maze_light6" type="script" x="128" y="639" width="224" height="25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7" name="ratdom_maze_light7" type="script" x="160" y="288" width="192" height="35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when" value="always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5" name="ratdom_rat_conv1" type="script" x="224" y="320" width="64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Spawn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0" name="ratdom_rat" type="spawn" x="224" y="0" width="32" height="32"/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4" name="cavesnake2" type="spawn" x="160" y="288" width="192" height="416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cavesnake2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formula="of:=CONCATENATE(&quot;  &lt;object name=&quot;&quot;ratdom_maze_rat&quot;&quot; type=&quot;&quot;spawn&quot;&quot; &quot;; IF([.$E$1]=1;&quot;x=&quot;&quot;64&quot;&quot; y=&quot;&quot;64&quot;&quot;&quot;; IF([.$E$1]=2;&quot;x=&quot;&quot;288&quot;&quot; y=&quot;&quot;64&quot;&quot;&quot;; IF([.$E$1]=3;&quot;x=&quot;&quot;64&quot;&quot; y=&quot;&quot;704&quot;&quot;&quot;; &quot;x=&quot;&quot;288&quot;&quot; y=&quot;&quot;704&quot;&quot;&quot;))); &quot; width=&quot;&quot;128&quot;&quot; height=&quot;&quot;192&quot;&quot;&gt;&quot;)" office:value-type="string" office:string-value="  &lt;object name=&quot;ratdom_maze_rat&quot; type=&quot;spawn&quot; x=&quot;288&quot; y=&quot;704&quot; width=&quot;128&quot; height=&quot;192&quot;&gt;">
            <text:p><text:s text:c="2"/>&lt;object name="ratdom_maze_rat" type="spawn" x="288" y="704" width="128" height="19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quantity" value="1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spawngroup" value="ratdom_maze_rat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Keys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57" name="ratdom_rat_conv2" type="key" x="224" y="416" width="128" height="32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phrase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rat_conv2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factionScor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<text:s/>&lt;objectgroup name="Replace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7" name="ratdom_maze:10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10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1 +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1&quot; type=&quot;replace&quot; x=&quot;0&quot; y=&quot;0&quot; width=&quot;480&quot; height=&quot;960&quot; visible=&quot;0&quot;&gt;">
            <text:p><text:s text:c="2"/>&lt;object name="ratdom_maze:1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1 + ([.$C$1] * 3);&quot;#&quot;); &quot;&quot;&quot;/&gt;&quot;)" office:value-type="string" office:string-value="    &lt;property name=&quot;requireValue&quot; value=&quot;1&quot;/&gt;">
            <text:p><text:s text:c="4"/>&lt;property name="requireValue" value="1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2 +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2&quot; type=&quot;replace&quot; x=&quot;0&quot; y=&quot;0&quot; width=&quot;480&quot; height=&quot;960&quot; visible=&quot;0&quot;&gt;">
            <text:p><text:s text:c="2"/>&lt;object name="ratdom_maze:2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2 + ([.$C$1] * 1);&quot;#&quot;); &quot;&quot;&quot;/&gt;&quot;)" office:value-type="string" office:string-value="    &lt;property name=&quot;requireValue&quot; value=&quot;2&quot;/&gt;">
            <text:p><text:s text:c="4"/>&lt;property name="requireValue" value="2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3 - ([.$C$1] * 1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3&quot; type=&quot;replace&quot; x=&quot;0&quot; y=&quot;0&quot; width=&quot;480&quot; height=&quot;960&quot; visible=&quot;0&quot;&gt;">
            <text:p><text:s text:c="2"/>&lt;object name="ratdom_maze:3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3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3 - ([.$C$1] * 1);&quot;#&quot;); &quot;&quot;&quot;/&gt;&quot;)" office:value-type="string" office:string-value="    &lt;property name=&quot;requireValue&quot; value=&quot;3&quot;/&gt;">
            <text:p><text:s text:c="4"/>&lt;property name="requireValue" value="3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table:style-name="ce2" table:formula="of:=CONCATENATE(&quot;  &lt;object name=&quot;&quot;ratdom_maze:&quot;; TEXT(4 - ([.$C$1] * 3);&quot;#&quot;); &quot;&quot;&quot; type=&quot;&quot;replace&quot;&quot; x=&quot;&quot;0&quot;&quot; y=&quot;&quot;0&quot;&quot; width=&quot;&quot;480&quot;&quot; height=&quot;&quot;960&quot;&quot; visible=&quot;&quot;0&quot;&quot;&gt;&quot;)" office:value-type="string" office:string-value="  &lt;object name=&quot;ratdom_maze:4&quot; type=&quot;replace&quot; x=&quot;0&quot; y=&quot;0&quot; width=&quot;480&quot; height=&quot;960&quot; visible=&quot;0&quot;&gt;">
            <text:p><text:s text:c="2"/>&lt;object name="ratdom_maze:4" type="replace" x="0" y="0" width="480" height="960" visible="0"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Top" value="Light4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table:style-name="ce2" table:formula="of:=CONCATENATE(&quot;    &lt;property name=&quot;&quot;requireValue&quot;&quot; value=&quot;&quot;&quot;; TEXT(4 - ([.$C$1] * 3);&quot;#&quot;); &quot;&quot;&quot;/&gt;&quot;)" office:value-type="string" office:string-value="    &lt;property name=&quot;requireValue&quot; value=&quot;4&quot;/&gt;">
            <text:p><text:s text:c="4"/>&lt;property name="requireValue" value="4"/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table:style-name="ce2"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25" name="ratdom_maze:5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5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5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0" name="ratdom_maze:6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6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6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1" name="ratdom_maze:7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7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7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object id="42" name="ratdom_maze:8" type="replace" x="0" y="0" width="480" height="960" visible="0"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Top" value="Light8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Id" value="ratdom_maze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Type" value="questProgress"/&gt;</text:p>
          </table:table-cell>
          <table:table-cell table:number-columns-repeated="4"/>
        </table:table-row>
        <table:table-row table:style-name="ro1">
          <table:table-cell office:value-type="string">
            <text:p><text:s text:c="4"/>&lt;property name="requireValue" value="8"/&gt;</text:p>
          </table:table-cell>
          <table:table-cell table:number-columns-repeated="4"/>
        </table:table-row>
        <table:table-row table:style-name="ro1">
          <table:table-cell office:value-type="string">
            <text:p><text:s text:c="3"/>&lt;/properties&gt;</text:p>
          </table:table-cell>
          <table:table-cell table:number-columns-repeated="4"/>
        </table:table-row>
        <table:table-row table:style-name="ro1">
          <table:table-cell office:value-type="string">
            <text:p><text:s text:c="2"/>&lt;/object&gt;</text:p>
          </table:table-cell>
          <table:table-cell table:number-columns-repeated="4"/>
        </table:table-row>
        <table:table-row table:style-name="ro1">
          <table:table-cell office:value-type="string">
            <text:p><text:s/>&lt;/objectgroup&gt;</text:p>
          </table:table-cell>
          <table:table-cell table:number-columns-repeated="4"/>
        </table:table-row>
        <table:table-row table:style-name="ro1">
          <table:table-cell office:value-type="string">
            <text:p>&lt;/map&gt;</text:p>
          </table:table-cell>
          <table:table-cell table:number-columns-repeated="4"/>
        </table:table-row>
      </table:table>
      <table:table table:name="Todo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2" table:default-cell-style-name="ce6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1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976" table:default-cell-style-name="ce9"/>
        <table:table-row table:style-name="ro3"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office:value-type="string">
            <text:p>-</text:p>
          </table:table-cell>
          <table:table-cell table:style-name="ce6"/>
          <table:table-cell office:value-type="string">
            <text:p>exist</text:p>
          </table:table-cell>
          <table:table-cell office:value-type="string">
            <text:p>map-</text:p>
            <text:p>change</text:p>
          </table:table-cell>
          <table:table-cell office:value-type="string">
            <text:p>light</text:p>
          </table:table-cell>
          <table:table-cell office:value-type="string">
            <text:p>rat</text:p>
          </table:table-cell>
          <table:table-cell office:value-type="string">
            <text:p>deko</text:p>
          </table:table-cell>
          <table:table-cell office:value-type="string">
            <text:p>NPC</text:p>
            <text:p>Quest</text:p>
          </table:table-cell>
          <table:table-cell table:style-name="ce10" office:value-type="string">
            <text:p>-</text:p>
          </table:table-cell>
          <table:table-cell table:number-columns-repeated="976"/>
        </table:table-row>
        <table:table-row table:style-name="ro4">
          <table:table-cell office:value-type="float" office:value="401">
            <text:p>401</text:p>
          </table:table-cell>
          <table:table-cell table:number-columns-repeated="7"/>
          <table:table-cell table:style-name="ce6" office:value-type="float" office:value="441">
            <text:p>441</text:p>
          </table:table-cell>
          <table:table-cell table:number-columns-repeated="6"/>
          <table:table-cell table:style-name="ce10"/>
          <table:table-cell office:value-type="float" office:value="501">
            <text:p>501</text:p>
          </table:table-cell>
          <table:table-cell table:number-columns-repeated="7"/>
          <table:table-cell table:style-name="ce6" office:value-type="float" office:value="541">
            <text:p>541</text:p>
          </table:table-cell>
          <table:table-cell table:number-columns-repeated="6"/>
          <table:table-cell table:style-name="ce10"/>
          <table:table-cell office:value-type="float" office:value="601">
            <text:p>601</text:p>
          </table:table-cell>
          <table:table-cell table:number-columns-repeated="7"/>
          <table:table-cell table:style-name="ce6" office:value-type="float" office:value="641">
            <text:p>64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]+1" office:value-type="float" office:value="402">
            <text:p>402</text:p>
          </table:table-cell>
          <table:table-cell table:number-columns-repeated="7"/>
          <table:table-cell table:style-name="ce7" table:formula="of:=[.I2]+1" office:value-type="float" office:value="442">
            <text:p>442</text:p>
          </table:table-cell>
          <table:table-cell table:number-columns-repeated="6"/>
          <table:table-cell table:style-name="ce10"/>
          <table:table-cell table:style-name="ce7" table:formula="of:=[.Q2]+1" office:value-type="float" office:value="502">
            <text:p>502</text:p>
          </table:table-cell>
          <table:table-cell table:number-columns-repeated="7"/>
          <table:table-cell table:style-name="ce7" table:formula="of:=[.Y2]+1" office:value-type="float" office:value="542">
            <text:p>542</text:p>
          </table:table-cell>
          <table:table-cell table:number-columns-repeated="6"/>
          <table:table-cell table:style-name="ce10"/>
          <table:table-cell table:style-name="ce7" table:formula="of:=[.AG2]+1" office:value-type="float" office:value="602">
            <text:p>602</text:p>
          </table:table-cell>
          <table:table-cell table:style-name="Default"/>
          <table:table-cell table:number-columns-repeated="6"/>
          <table:table-cell table:style-name="ce7" table:formula="of:=[.AO2]+1" office:value-type="float" office:value="642">
            <text:p>64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]+1" office:value-type="float" office:value="403">
            <text:p>403</text:p>
          </table:table-cell>
          <table:table-cell table:number-columns-repeated="7"/>
          <table:table-cell table:style-name="ce7" table:formula="of:=[.I3]+1" office:value-type="float" office:value="443">
            <text:p>443</text:p>
          </table:table-cell>
          <table:table-cell table:number-columns-repeated="6"/>
          <table:table-cell table:style-name="ce10"/>
          <table:table-cell table:style-name="ce7" table:formula="of:=[.Q3]+1" office:value-type="float" office:value="503">
            <text:p>503</text:p>
          </table:table-cell>
          <table:table-cell table:number-columns-repeated="7"/>
          <table:table-cell table:style-name="ce7" table:formula="of:=[.Y3]+1" office:value-type="float" office:value="543">
            <text:p>543</text:p>
          </table:table-cell>
          <table:table-cell table:number-columns-repeated="6"/>
          <table:table-cell table:style-name="ce10"/>
          <table:table-cell table:style-name="ce7" table:formula="of:=[.AG3]+1" office:value-type="float" office:value="603">
            <text:p>603</text:p>
          </table:table-cell>
          <table:table-cell table:style-name="Default"/>
          <table:table-cell table:number-columns-repeated="6"/>
          <table:table-cell table:style-name="ce7" table:formula="of:=[.AO3]+1" office:value-type="float" office:value="643">
            <text:p>64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4]+1" office:value-type="float" office:value="404">
            <text:p>404</text:p>
          </table:table-cell>
          <table:table-cell table:number-columns-repeated="7"/>
          <table:table-cell table:style-name="ce7" table:formula="of:=[.I4]+1" office:value-type="float" office:value="444">
            <text:p>444</text:p>
          </table:table-cell>
          <table:table-cell table:number-columns-repeated="6"/>
          <table:table-cell table:style-name="ce10"/>
          <table:table-cell table:style-name="ce7" table:formula="of:=[.Q4]+1" office:value-type="float" office:value="504">
            <text:p>504</text:p>
          </table:table-cell>
          <table:table-cell table:number-columns-repeated="7"/>
          <table:table-cell table:style-name="ce7" table:formula="of:=[.Y4]+1" office:value-type="float" office:value="544">
            <text:p>544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4]+1" office:value-type="float" office:value="604">
            <text:p>604</text:p>
          </table:table-cell>
          <table:table-cell table:style-name="Default"/>
          <table:table-cell table:number-columns-repeated="6"/>
          <table:table-cell table:style-name="ce7" table:formula="of:=[.AO4]+1" office:value-type="float" office:value="644">
            <text:p>644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5]+1" office:value-type="float" office:value="405">
            <text:p>405</text:p>
          </table:table-cell>
          <table:table-cell table:number-columns-repeated="7"/>
          <table:table-cell table:style-name="ce7" table:formula="of:=[.I5]+1" office:value-type="float" office:value="445">
            <text:p>44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Q5]+1" office:value-type="float" office:value="505">
            <text:p>505</text:p>
          </table:table-cell>
          <table:table-cell table:number-columns-repeated="7"/>
          <table:table-cell table:style-name="ce7" table:formula="of:=[.Y5]+1" office:value-type="float" office:value="545">
            <text:p>545</text:p>
          </table:table-cell>
          <table:table-cell table:style-name="Default"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AG5]+1" office:value-type="float" office:value="605">
            <text:p>605</text:p>
          </table:table-cell>
          <table:table-cell table:style-name="Default"/>
          <table:table-cell table:number-columns-repeated="6"/>
          <table:table-cell table:style-name="ce7" table:formula="of:=[.AO5]+1" office:value-type="float" office:value="645">
            <text:p>64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6]+1" office:value-type="float" office:value="406">
            <text:p>406</text:p>
          </table:table-cell>
          <table:table-cell table:number-columns-repeated="7"/>
          <table:table-cell table:style-name="ce7" table:formula="of:=[.I6]+1" office:value-type="float" office:value="446">
            <text:p>44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style-name="ce7" table:formula="of:=[.Q6]+1" office:value-type="float" office:value="506">
            <text:p>506</text:p>
          </table:table-cell>
          <table:table-cell table:number-columns-repeated="7"/>
          <table:table-cell table:style-name="ce7" table:formula="of:=[.Y6]+1" office:value-type="float" office:value="546">
            <text:p>546</text:p>
          </table:table-cell>
          <table:table-cell table:style-name="Default"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?</text:p>
          </table:table-cell>
          <table:table-cell table:number-columns-repeated="2" office:value-type="string">
            <text:p>v</text:p>
          </table:table-cell>
          <table:table-cell/>
          <table:table-cell table:style-name="ce10"/>
          <table:table-cell table:style-name="ce7" table:formula="of:=[.AG6]+1" office:value-type="float" office:value="606">
            <text:p>606</text:p>
          </table:table-cell>
          <table:table-cell table:style-name="Default"/>
          <table:table-cell table:number-columns-repeated="6"/>
          <table:table-cell table:style-name="ce7" table:formula="of:=[.AO6]+1" office:value-type="float" office:value="646">
            <text:p>646</text:p>
          </table:table-cell>
          <table:table-cell office:value-type="string">
            <text:p>x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7]+1" office:value-type="float" office:value="407">
            <text:p>407</text:p>
          </table:table-cell>
          <table:table-cell table:number-columns-repeated="7"/>
          <table:table-cell table:style-name="ce7" table:formula="of:=[.I7]+1" office:value-type="float" office:value="447">
            <text:p>44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7]+1" office:value-type="float" office:value="507">
            <text:p>507</text:p>
          </table:table-cell>
          <table:table-cell table:number-columns-repeated="7"/>
          <table:table-cell table:style-name="ce7" table:formula="of:=[.Y7]+1" office:value-type="float" office:value="547">
            <text:p>547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7]+1" office:value-type="float" office:value="607">
            <text:p>607</text:p>
          </table:table-cell>
          <table:table-cell table:style-name="Default"/>
          <table:table-cell table:number-columns-repeated="6"/>
          <table:table-cell table:style-name="ce7" table:formula="of:=[.AO7]+1" office:value-type="float" office:value="647">
            <text:p>647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8]+1" office:value-type="float" office:value="408">
            <text:p>408</text:p>
          </table:table-cell>
          <table:table-cell table:number-columns-repeated="7"/>
          <table:table-cell table:style-name="ce8" table:formula="of:=[.I8]+1" office:value-type="float" office:value="448">
            <text:p>448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Eingang</text:p>
          </table:table-cell>
          <table:table-cell table:style-name="ce10"/>
          <table:table-cell table:style-name="ce7" table:formula="of:=[.Q8]+1" office:value-type="float" office:value="508">
            <text:p>508</text:p>
          </table:table-cell>
          <table:table-cell table:number-columns-repeated="7"/>
          <table:table-cell table:style-name="ce7" table:formula="of:=[.Y8]+1" office:value-type="float" office:value="548">
            <text:p>548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8]+1" office:value-type="float" office:value="608">
            <text:p>608</text:p>
          </table:table-cell>
          <table:table-cell table:style-name="Default"/>
          <table:table-cell table:number-columns-repeated="6"/>
          <table:table-cell table:style-name="ce7" table:formula="of:=[.AO8]+1" office:value-type="float" office:value="648">
            <text:p>648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7" table:formula="of:=[.A9]+3" office:value-type="float" office:value="411">
            <text:p>411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9]+3" office:value-type="float" office:value="451">
            <text:p>451</text:p>
          </table:table-cell>
          <table:table-cell table:number-columns-repeated="6"/>
          <table:table-cell table:style-name="ce10"/>
          <table:table-cell table:style-name="ce7" table:formula="of:=[.Q9]+3" office:value-type="float" office:value="511">
            <text:p>511</text:p>
          </table:table-cell>
          <table:table-cell table:number-columns-repeated="7"/>
          <table:table-cell table:style-name="ce7" table:formula="of:=[.Y9]+3" office:value-type="float" office:value="551">
            <text:p>551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9]+3" office:value-type="float" office:value="611">
            <text:p>611</text:p>
          </table:table-cell>
          <table:table-cell table:style-name="Default"/>
          <table:table-cell table:number-columns-repeated="6"/>
          <table:table-cell table:style-name="ce7" table:formula="of:=[.AO9]+3" office:value-type="float" office:value="651">
            <text:p>65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0]+1" office:value-type="float" office:value="412">
            <text:p>412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10]+1" office:value-type="float" office:value="452">
            <text:p>452</text:p>
          </table:table-cell>
          <table:table-cell table:number-columns-repeated="6"/>
          <table:table-cell table:style-name="ce10"/>
          <table:table-cell table:style-name="ce7" table:formula="of:=[.Q10]+1" office:value-type="float" office:value="512">
            <text:p>512</text:p>
          </table:table-cell>
          <table:table-cell table:number-columns-repeated="7"/>
          <table:table-cell table:style-name="ce7" table:formula="of:=[.Y10]+1" office:value-type="float" office:value="552">
            <text:p>552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0]+1" office:value-type="float" office:value="612">
            <text:p>612</text:p>
          </table:table-cell>
          <table:table-cell table:style-name="Default"/>
          <table:table-cell table:number-columns-repeated="6"/>
          <table:table-cell table:style-name="ce7" table:formula="of:=[.AO10]+1" office:value-type="float" office:value="652">
            <text:p>65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1]+1" office:value-type="float" office:value="413">
            <text:p>413</text:p>
          </table:table-cell>
          <table:table-cell table:number-columns-repeated="7"/>
          <table:table-cell table:style-name="ce7" table:formula="of:=[.I11]+1" office:value-type="float" office:value="453">
            <text:p>453</text:p>
          </table:table-cell>
          <table:table-cell table:number-columns-repeated="6"/>
          <table:table-cell table:style-name="ce10"/>
          <table:table-cell table:style-name="ce7" table:formula="of:=[.Q11]+1" office:value-type="float" office:value="513">
            <text:p>513</text:p>
          </table:table-cell>
          <table:table-cell table:number-columns-repeated="7"/>
          <table:table-cell table:style-name="ce7" table:formula="of:=[.Y11]+1" office:value-type="float" office:value="553">
            <text:p>553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1]+1" office:value-type="float" office:value="613">
            <text:p>613</text:p>
          </table:table-cell>
          <table:table-cell table:style-name="Default"/>
          <table:table-cell table:number-columns-repeated="6"/>
          <table:table-cell table:style-name="ce7" table:formula="of:=[.AO11]+1" office:value-type="float" office:value="653">
            <text:p>65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2]+1" office:value-type="float" office:value="414">
            <text:p>414</text:p>
          </table:table-cell>
          <table:table-cell table:number-columns-repeated="7"/>
          <table:table-cell table:style-name="ce7" table:formula="of:=[.I12]+1" office:value-type="float" office:value="454">
            <text:p>454</text:p>
          </table:table-cell>
          <table:table-cell table:number-columns-repeated="6"/>
          <table:table-cell table:style-name="ce10"/>
          <table:table-cell table:style-name="ce7" table:formula="of:=[.Q12]+1" office:value-type="float" office:value="514">
            <text:p>514</text:p>
          </table:table-cell>
          <table:table-cell table:number-columns-repeated="7"/>
          <table:table-cell table:style-name="ce7" table:formula="of:=[.Y12]+1" office:value-type="float" office:value="554">
            <text:p>554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2]+1" office:value-type="float" office:value="614">
            <text:p>614</text:p>
          </table:table-cell>
          <table:table-cell table:style-name="Default"/>
          <table:table-cell table:number-columns-repeated="6"/>
          <table:table-cell table:style-name="ce7" table:formula="of:=[.AO12]+1" office:value-type="float" office:value="654">
            <text:p>654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8" table:formula="of:=[.A13]+1" office:value-type="float" office:value="415">
            <text:p>415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Bloskelt</text:p>
          </table:table-cell>
          <table:table-cell/>
          <table:table-cell table:style-name="ce7" table:formula="of:=[.I13]+1" office:value-type="float" office:value="455">
            <text:p>455</text:p>
          </table:table-cell>
          <table:table-cell table:number-columns-repeated="6"/>
          <table:table-cell table:style-name="ce10"/>
          <table:table-cell table:style-name="ce7" table:formula="of:=[.Q13]+1" office:value-type="float" office:value="515">
            <text:p>515</text:p>
          </table:table-cell>
          <table:table-cell table:number-columns-repeated="7"/>
          <table:table-cell table:style-name="ce7" table:formula="of:=[.Y13]+1" office:value-type="float" office:value="555">
            <text:p>555</text:p>
          </table:table-cell>
          <table:table-cell table:style-name="Default"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style-name="ce7" table:formula="of:=[.AG13]+1" office:value-type="float" office:value="615">
            <text:p>615</text:p>
          </table:table-cell>
          <table:table-cell table:style-name="Default"/>
          <table:table-cell table:number-columns-repeated="6"/>
          <table:table-cell table:style-name="ce7" table:formula="of:=[.AO13]+1" office:value-type="float" office:value="655">
            <text:p>655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number-columns-repeated="976"/>
        </table:table-row>
        <table:table-row table:style-name="ro4">
          <table:table-cell table:style-name="ce8" table:formula="of:=[.A14]+1" office:value-type="float" office:value="416">
            <text:p>416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Roskelt</text:p>
          </table:table-cell>
          <table:table-cell/>
          <table:table-cell table:style-name="ce7" table:formula="of:=[.I14]+1" office:value-type="float" office:value="456">
            <text:p>456</text:p>
          </table:table-cell>
          <table:table-cell office:value-type="string">
            <text:p>x</text:p>
          </table:table-cell>
          <table:table-cell table:number-columns-repeated="5"/>
          <table:table-cell table:style-name="ce10"/>
          <table:table-cell table:style-name="ce7" table:formula="of:=[.Q14]+1" office:value-type="float" office:value="516">
            <text:p>516</text:p>
          </table:table-cell>
          <table:table-cell table:number-columns-repeated="7"/>
          <table:table-cell table:style-name="ce7" table:formula="of:=[.Y14]+1" office:value-type="float" office:value="556">
            <text:p>556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4]+1" office:value-type="float" office:value="616">
            <text:p>616</text:p>
          </table:table-cell>
          <table:table-cell table:style-name="Default"/>
          <table:table-cell table:number-columns-repeated="6"/>
          <table:table-cell table:style-name="ce7" table:formula="of:=[.AO14]+1" office:value-type="float" office:value="656">
            <text:p>65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15]+1" office:value-type="float" office:value="417">
            <text:p>41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15]+1" office:value-type="float" office:value="457">
            <text:p>45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15]+1" office:value-type="float" office:value="517">
            <text:p>517</text:p>
          </table:table-cell>
          <table:table-cell office:value-type="string">
            <text:p>x</text:p>
          </table:table-cell>
          <table:table-cell office:value-type="string">
            <text:p>s2?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RAT + etc</text:p>
          </table:table-cell>
          <table:table-cell/>
          <table:table-cell table:style-name="ce7" table:formula="of:=[.Y15]+1" office:value-type="float" office:value="557">
            <text:p>557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5]+1" office:value-type="float" office:value="617">
            <text:p>617</text:p>
          </table:table-cell>
          <table:table-cell table:style-name="Default"/>
          <table:table-cell table:number-columns-repeated="6"/>
          <table:table-cell table:style-name="ce7" table:formula="of:=[.AO15]+1" office:value-type="float" office:value="657">
            <text:p>657</text:p>
          </table:table-cell>
          <table:table-cell office:value-type="string">
            <text:p>x</text:p>
          </table:table-cell>
          <table:table-cell office:value-type="string">
            <text:p>n2?</text:p>
          </table:table-cell>
          <table:table-cell table:number-columns-repeated="2"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16]+1" office:value-type="float" office:value="418">
            <text:p>41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16]+1" office:value-type="float" office:value="458">
            <text:p>45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16]+1" office:value-type="float" office:value="518">
            <text:p>518</text:p>
          </table:table-cell>
          <table:table-cell table:number-columns-repeated="7"/>
          <table:table-cell table:style-name="ce7" table:formula="of:=[.Y16]+1" office:value-type="float" office:value="558">
            <text:p>558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6]+1" office:value-type="float" office:value="618">
            <text:p>61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f:=[.AO16]+1" office:value-type="float" office:value="658">
            <text:p>65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7]+3" office:value-type="float" office:value="421">
            <text:p>421</text:p>
          </table:table-cell>
          <table:table-cell office:value-type="float" office:value="0">
            <text:p>0</text:p>
          </table:table-cell>
          <table:table-cell table:number-columns-repeated="6"/>
          <table:table-cell table:style-name="ce7" table:formula="of:=[.I17]+3" office:value-type="float" office:value="461">
            <text:p>461</text:p>
          </table:table-cell>
          <table:table-cell table:number-columns-repeated="6"/>
          <table:table-cell table:style-name="ce10"/>
          <table:table-cell table:style-name="ce7" table:formula="of:=[.Q17]+3" office:value-type="float" office:value="521">
            <text:p>521</text:p>
          </table:table-cell>
          <table:table-cell table:number-columns-repeated="7"/>
          <table:table-cell table:style-name="ce7" table:formula="of:=[.Y17]+3" office:value-type="float" office:value="561">
            <text:p>561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7]+3" office:value-type="float" office:value="621">
            <text:p>621</text:p>
          </table:table-cell>
          <table:table-cell table:number-columns-repeated="7"/>
          <table:table-cell table:style-name="ce7" table:formula="of:=[.AO17]+3" office:value-type="float" office:value="661">
            <text:p>66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8]+1" office:value-type="float" office:value="422">
            <text:p>422</text:p>
          </table:table-cell>
          <table:table-cell table:number-columns-repeated="7"/>
          <table:table-cell table:style-name="ce7" table:formula="of:=[.I18]+1" office:value-type="float" office:value="462">
            <text:p>462</text:p>
          </table:table-cell>
          <table:table-cell table:number-columns-repeated="6"/>
          <table:table-cell table:style-name="ce10"/>
          <table:table-cell table:style-name="ce7" table:formula="of:=[.Q18]+1" office:value-type="float" office:value="522">
            <text:p>522</text:p>
          </table:table-cell>
          <table:table-cell table:number-columns-repeated="7"/>
          <table:table-cell table:style-name="ce7" table:formula="of:=[.Y18]+1" office:value-type="float" office:value="562">
            <text:p>562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8]+1" office:value-type="float" office:value="622">
            <text:p>622</text:p>
          </table:table-cell>
          <table:table-cell table:number-columns-repeated="7"/>
          <table:table-cell table:style-name="ce7" table:formula="of:=[.AO18]+1" office:value-type="float" office:value="662">
            <text:p>66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19]+1" office:value-type="float" office:value="423">
            <text:p>423</text:p>
          </table:table-cell>
          <table:table-cell table:number-columns-repeated="7"/>
          <table:table-cell table:style-name="ce7" table:formula="of:=[.I19]+1" office:value-type="float" office:value="463">
            <text:p>463</text:p>
          </table:table-cell>
          <table:table-cell table:number-columns-repeated="6"/>
          <table:table-cell table:style-name="ce10"/>
          <table:table-cell table:style-name="ce7" table:formula="of:=[.Q19]+1" office:value-type="float" office:value="523">
            <text:p>523</text:p>
          </table:table-cell>
          <table:table-cell table:number-columns-repeated="7"/>
          <table:table-cell table:style-name="ce7" table:formula="of:=[.Y19]+1" office:value-type="float" office:value="563">
            <text:p>563</text:p>
          </table:table-cell>
          <table:table-cell table:style-name="Default"/>
          <table:table-cell table:number-columns-repeated="5"/>
          <table:table-cell table:style-name="ce10"/>
          <table:table-cell table:style-name="ce7" table:formula="of:=[.AG19]+1" office:value-type="float" office:value="623">
            <text:p>623</text:p>
          </table:table-cell>
          <table:table-cell table:number-columns-repeated="7"/>
          <table:table-cell table:style-name="ce7" table:formula="of:=[.AO19]+1" office:value-type="float" office:value="663">
            <text:p>66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0]+1" office:value-type="float" office:value="424">
            <text:p>424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I20]+1" office:value-type="float" office:value="464">
            <text:p>464</text:p>
          </table:table-cell>
          <table:table-cell table:number-columns-repeated="6"/>
          <table:table-cell table:style-name="ce10"/>
          <table:table-cell table:style-name="ce7" table:formula="of:=[.Q20]+1" office:value-type="float" office:value="524">
            <text:p>524</text:p>
          </table:table-cell>
          <table:table-cell office:value-type="string">
            <text:p>x</text:p>
          </table:table-cell>
          <table:table-cell office:value-type="string">
            <text:p>s1?</text:p>
          </table:table-cell>
          <table:table-cell table:number-columns-repeated="2" office:value-type="string">
            <text:p>v</text:p>
          </table:table-cell>
          <table:table-cell table:number-columns-repeated="3"/>
          <table:table-cell table:style-name="ce7" table:formula="of:=[.Y20]+1" office:value-type="float" office:value="564">
            <text:p>564</text:p>
          </table:table-cell>
          <table:table-cell table:number-columns-repeated="6"/>
          <table:table-cell table:style-name="ce10"/>
          <table:table-cell table:style-name="ce7" table:formula="of:=[.AG20]+1" office:value-type="float" office:value="624">
            <text:p>624</text:p>
          </table:table-cell>
          <table:table-cell table:number-columns-repeated="7"/>
          <table:table-cell table:style-name="ce8" table:formula="of:=[.AO20]+1" office:value-type="float" office:value="664">
            <text:p>664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/>
          <table:table-cell office:value-type="string">
            <text:p>Water</text:p>
          </table:table-cell>
          <table:table-cell table:style-name="ce10"/>
          <table:table-cell table:number-columns-repeated="976"/>
        </table:table-row>
        <table:table-row table:style-name="ro4">
          <table:table-cell table:style-name="ce7" table:formula="of:=[.A21]+1" office:value-type="float" office:value="425">
            <text:p>425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1]+1" office:value-type="float" office:value="465">
            <text:p>465</text:p>
          </table:table-cell>
          <table:table-cell table:number-columns-repeated="6"/>
          <table:table-cell table:style-name="ce10"/>
          <table:table-cell table:style-name="ce7" table:formula="of:=[.Q21]+1" office:value-type="float" office:value="525">
            <text:p>52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Y21]+1" office:value-type="float" office:value="565">
            <text:p>565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/>
          <table:table-cell office:value-type="string">
            <text:p>WALLS</text:p>
          </table:table-cell>
          <table:table-cell table:style-name="ce10"/>
          <table:table-cell table:style-name="ce7" table:formula="of:=[.AG21]+1" office:value-type="float" office:value="625">
            <text:p>625</text:p>
          </table:table-cell>
          <table:table-cell table:number-columns-repeated="7"/>
          <table:table-cell table:style-name="ce7" table:formula="of:=[.AO21]+1" office:value-type="float" office:value="665">
            <text:p>665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2]+1" office:value-type="float" office:value="426">
            <text:p>42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2]+1" office:value-type="float" office:value="466">
            <text:p>46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22]+1" office:value-type="float" office:value="526">
            <text:p>526</text:p>
          </table:table-cell>
          <table:table-cell table:number-columns-repeated="7"/>
          <table:table-cell table:style-name="ce7" table:formula="of:=[.Y22]+1" office:value-type="float" office:value="566">
            <text:p>566</text:p>
          </table:table-cell>
          <table:table-cell table:number-columns-repeated="6"/>
          <table:table-cell table:style-name="ce10"/>
          <table:table-cell table:style-name="ce7" table:formula="of:=[.AG22]+1" office:value-type="float" office:value="626">
            <text:p>626</text:p>
          </table:table-cell>
          <table:table-cell table:number-columns-repeated="7"/>
          <table:table-cell table:style-name="ce7" table:formula="of:=[.AO22]+1" office:value-type="float" office:value="666">
            <text:p>66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2"/>
          <table:table-cell table:style-name="ce10"/>
          <table:table-cell table:number-columns-repeated="976"/>
        </table:table-row>
        <table:table-row table:style-name="ro4">
          <table:table-cell table:style-name="ce7" table:formula="of:=[.A23]+1" office:value-type="float" office:value="427">
            <text:p>427</text:p>
          </table:table-cell>
          <table:table-cell office:value-type="string">
            <text:p>x</text:p>
          </table:table-cell>
          <table:table-cell office:value-type="string">
            <text:p>v?</text:p>
          </table:table-cell>
          <table:table-cell table:number-columns-repeated="2" office:value-type="string">
            <text:p>v</text:p>
          </table:table-cell>
          <table:table-cell table:number-columns-repeated="3"/>
          <table:table-cell table:style-name="ce7" table:formula="of:=[.I23]+1" office:value-type="float" office:value="467">
            <text:p>467</text:p>
          </table:table-cell>
          <table:table-cell table:number-columns-repeated="6"/>
          <table:table-cell table:style-name="ce10"/>
          <table:table-cell table:style-name="ce7" table:formula="of:=[.Q23]+1" office:value-type="float" office:value="527">
            <text:p>52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7" table:formula="of:=[.Y23]+1" office:value-type="float" office:value="567">
            <text:p>567</text:p>
          </table:table-cell>
          <table:table-cell table:number-columns-repeated="6"/>
          <table:table-cell table:style-name="ce10"/>
          <table:table-cell table:style-name="ce7" table:formula="of:=[.AG23]+1" office:value-type="float" office:value="627">
            <text:p>627</text:p>
          </table:table-cell>
          <table:table-cell table:number-columns-repeated="7"/>
          <table:table-cell table:style-name="ce7" table:formula="of:=[.AO23]+1" office:value-type="float" office:value="667">
            <text:p>667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4]+1" office:value-type="float" office:value="428">
            <text:p>42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24]+1" office:value-type="float" office:value="468">
            <text:p>468</text:p>
          </table:table-cell>
          <table:table-cell table:number-columns-repeated="6"/>
          <table:table-cell table:style-name="ce10"/>
          <table:table-cell table:style-name="ce7" table:formula="of:=[.Q24]+1" office:value-type="float" office:value="528">
            <text:p>528</text:p>
          </table:table-cell>
          <table:table-cell table:number-columns-repeated="7"/>
          <table:table-cell table:style-name="ce8" table:formula="of:=[.Y24]+1" office:value-type="float" office:value="568">
            <text:p>56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4 wells</text:p>
          </table:table-cell>
          <table:table-cell table:style-name="ce10"/>
          <table:table-cell table:style-name="ce7" table:formula="of:=[.AG24]+1" office:value-type="float" office:value="628">
            <text:p>62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AO24]+1" office:value-type="float" office:value="668">
            <text:p>66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5]+3" office:value-type="float" office:value="431">
            <text:p>431</text:p>
          </table:table-cell>
          <table:table-cell table:number-columns-repeated="7"/>
          <table:table-cell table:style-name="ce7" table:formula="of:=[.I25]+3" office:value-type="float" office:value="471">
            <text:p>471</text:p>
          </table:table-cell>
          <table:table-cell table:number-columns-repeated="6"/>
          <table:table-cell table:style-name="ce10"/>
          <table:table-cell table:style-name="ce7" table:formula="of:=[.Q25]+3" office:value-type="float" office:value="531">
            <text:p>531</text:p>
          </table:table-cell>
          <table:table-cell table:number-columns-repeated="7"/>
          <table:table-cell table:style-name="ce7" table:formula="of:=[.Y25]+3" office:value-type="float" office:value="571">
            <text:p>571</text:p>
          </table:table-cell>
          <table:table-cell table:number-columns-repeated="6"/>
          <table:table-cell table:style-name="ce10"/>
          <table:table-cell table:style-name="ce7" table:formula="of:=[.AG25]+3" office:value-type="float" office:value="631">
            <text:p>631</text:p>
          </table:table-cell>
          <table:table-cell table:number-columns-repeated="7"/>
          <table:table-cell table:style-name="ce7" table:formula="of:=[.AO25]+3" office:value-type="float" office:value="671">
            <text:p>671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6]+1" office:value-type="float" office:value="432">
            <text:p>432</text:p>
          </table:table-cell>
          <table:table-cell table:number-columns-repeated="7"/>
          <table:table-cell table:style-name="ce7" table:formula="of:=[.I26]+1" office:value-type="float" office:value="472">
            <text:p>472</text:p>
          </table:table-cell>
          <table:table-cell table:number-columns-repeated="6"/>
          <table:table-cell table:style-name="ce10"/>
          <table:table-cell table:style-name="ce7" table:formula="of:=[.Q26]+1" office:value-type="float" office:value="532">
            <text:p>532</text:p>
          </table:table-cell>
          <table:table-cell table:number-columns-repeated="7"/>
          <table:table-cell table:style-name="ce7" table:formula="of:=[.Y26]+1" office:value-type="float" office:value="572">
            <text:p>572</text:p>
          </table:table-cell>
          <table:table-cell table:number-columns-repeated="6"/>
          <table:table-cell table:style-name="ce10"/>
          <table:table-cell table:style-name="ce7" table:formula="of:=[.AG26]+1" office:value-type="float" office:value="632">
            <text:p>632</text:p>
          </table:table-cell>
          <table:table-cell table:number-columns-repeated="7"/>
          <table:table-cell table:style-name="ce7" table:formula="of:=[.AO26]+1" office:value-type="float" office:value="672">
            <text:p>672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7]+1" office:value-type="float" office:value="433">
            <text:p>433</text:p>
          </table:table-cell>
          <table:table-cell table:number-columns-repeated="7"/>
          <table:table-cell table:style-name="ce7" table:formula="of:=[.I27]+1" office:value-type="float" office:value="473">
            <text:p>473</text:p>
          </table:table-cell>
          <table:table-cell table:number-columns-repeated="6"/>
          <table:table-cell table:style-name="ce10"/>
          <table:table-cell table:style-name="ce7" table:formula="of:=[.Q27]+1" office:value-type="float" office:value="533">
            <text:p>533</text:p>
          </table:table-cell>
          <table:table-cell table:number-columns-repeated="7"/>
          <table:table-cell table:style-name="ce7" table:formula="of:=[.Y27]+1" office:value-type="float" office:value="573">
            <text:p>573</text:p>
          </table:table-cell>
          <table:table-cell table:number-columns-repeated="6"/>
          <table:table-cell table:style-name="ce10"/>
          <table:table-cell table:style-name="ce7" table:formula="of:=[.AG27]+1" office:value-type="float" office:value="633">
            <text:p>633</text:p>
          </table:table-cell>
          <table:table-cell table:number-columns-repeated="7"/>
          <table:table-cell table:style-name="ce7" table:formula="of:=[.AO27]+1" office:value-type="float" office:value="673">
            <text:p>673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8]+1" office:value-type="float" office:value="434">
            <text:p>434</text:p>
          </table:table-cell>
          <table:table-cell table:number-columns-repeated="7"/>
          <table:table-cell table:style-name="ce7" table:formula="of:=[.I28]+1" office:value-type="float" office:value="474">
            <text:p>474</text:p>
          </table:table-cell>
          <table:table-cell table:number-columns-repeated="6"/>
          <table:table-cell table:style-name="ce10"/>
          <table:table-cell table:style-name="ce7" table:formula="of:=[.Q28]+1" office:value-type="float" office:value="534">
            <text:p>534</text:p>
          </table:table-cell>
          <table:table-cell table:number-columns-repeated="7"/>
          <table:table-cell table:style-name="ce7" table:formula="of:=[.Y28]+1" office:value-type="float" office:value="574">
            <text:p>574</text:p>
          </table:table-cell>
          <table:table-cell table:number-columns-repeated="6"/>
          <table:table-cell table:style-name="ce10"/>
          <table:table-cell table:style-name="ce7" table:formula="of:=[.AG28]+1" office:value-type="float" office:value="634">
            <text:p>634</text:p>
          </table:table-cell>
          <table:table-cell table:number-columns-repeated="7"/>
          <table:table-cell table:style-name="ce7" table:formula="of:=[.AO28]+1" office:value-type="float" office:value="674">
            <text:p>674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29]+1" office:value-type="float" office:value="435">
            <text:p>43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I29]+1" office:value-type="float" office:value="475">
            <text:p>475</text:p>
          </table:table-cell>
          <table:table-cell table:number-columns-repeated="6"/>
          <table:table-cell table:style-name="ce10"/>
          <table:table-cell table:style-name="ce7" table:formula="of:=[.Q29]+1" office:value-type="float" office:value="535">
            <text:p>535</text:p>
          </table:table-cell>
          <table:table-cell office:value-type="string">
            <text:p>x</text:p>
          </table:table-cell>
          <table:table-cell office:value-type="string">
            <text:p>v</text:p>
          </table:table-cell>
          <table:table-cell office:value-type="string">
            <text:p>?</text:p>
          </table:table-cell>
          <table:table-cell office:value-type="string">
            <text:p>v</text:p>
          </table:table-cell>
          <table:table-cell table:number-columns-repeated="3"/>
          <table:table-cell table:style-name="ce7" table:formula="of:=[.Y29]+1" office:value-type="float" office:value="575">
            <text:p>575</text:p>
          </table:table-cell>
          <table:table-cell table:number-columns-repeated="6"/>
          <table:table-cell table:style-name="ce10"/>
          <table:table-cell table:style-name="ce7" table:formula="of:=[.AG29]+1" office:value-type="float" office:value="635">
            <text:p>635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AO29]+1" office:value-type="float" office:value="675">
            <text:p>675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0]+1" office:value-type="float" office:value="436">
            <text:p>43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0]+1" office:value-type="float" office:value="476">
            <text:p>476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office:value-type="float" office:value="0">
            <text:p>0</text:p>
          </table:table-cell>
          <table:table-cell/>
          <table:table-cell table:style-name="ce10"/>
          <table:table-cell table:style-name="ce7" table:formula="of:=[.Q30]+1" office:value-type="float" office:value="536">
            <text:p>536</text:p>
          </table:table-cell>
          <table:table-cell office:value-type="string">
            <text:p>x</text:p>
          </table:table-cell>
          <table:table-cell table:number-columns-repeated="2" office:value-type="string">
            <text:p>v</text:p>
          </table:table-cell>
          <table:table-cell office:value-type="float" office:value="0">
            <text:p>0</text:p>
          </table:table-cell>
          <table:table-cell office:value-type="string">
            <text:p>v</text:p>
          </table:table-cell>
          <table:table-cell table:number-columns-repeated="2"/>
          <table:table-cell table:style-name="ce7" table:formula="of:=[.Y30]+1" office:value-type="float" office:value="576">
            <text:p>576</text:p>
          </table:table-cell>
          <table:table-cell table:number-columns-repeated="6"/>
          <table:table-cell table:style-name="ce10"/>
          <table:table-cell table:style-name="ce7" table:formula="of:=[.AG30]+1" office:value-type="float" office:value="636">
            <text:p>636</text:p>
          </table:table-cell>
          <table:table-cell office:value-type="string">
            <text:p>x</text:p>
          </table:table-cell>
          <table:table-cell table:number-columns-repeated="6"/>
          <table:table-cell table:style-name="ce7" table:formula="of:=[.AO30]+1" office:value-type="float" office:value="676">
            <text:p>676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1]+1" office:value-type="float" office:value="437">
            <text:p>437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1]+1" office:value-type="float" office:value="477">
            <text:p>477</text:p>
          </table:table-cell>
          <table:table-cell table:number-columns-repeated="6"/>
          <table:table-cell table:style-name="ce10"/>
          <table:table-cell table:style-name="ce7" table:formula="of:=[.Q31]+1" office:value-type="float" office:value="537">
            <text:p>537</text:p>
          </table:table-cell>
          <table:table-cell table:number-columns-repeated="7"/>
          <table:table-cell table:style-name="ce7" table:formula="of:=[.Y31]+1" office:value-type="float" office:value="577">
            <text:p>577</text:p>
          </table:table-cell>
          <table:table-cell table:number-columns-repeated="6"/>
          <table:table-cell table:style-name="ce10"/>
          <table:table-cell table:style-name="ce7" table:formula="of:=[.AG31]+1" office:value-type="float" office:value="637">
            <text:p>637</text:p>
          </table:table-cell>
          <table:table-cell office:value-type="string">
            <text:p>x</text:p>
          </table:table-cell>
          <table:table-cell table:number-columns-repeated="4" office:value-type="string">
            <text:p>v</text:p>
          </table:table-cell>
          <table:table-cell office:value-type="string">
            <text:p>WALKABLE</text:p>
          </table:table-cell>
          <table:table-cell/>
          <table:table-cell table:style-name="ce7" table:formula="of:=[.AO31]+1" office:value-type="float" office:value="677">
            <text:p>677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4">
          <table:table-cell table:style-name="ce7" table:formula="of:=[.A32]+1" office:value-type="float" office:value="438">
            <text:p>43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I32]+1" office:value-type="float" office:value="478">
            <text:p>478</text:p>
          </table:table-cell>
          <table:table-cell table:number-columns-repeated="6"/>
          <table:table-cell table:style-name="ce10"/>
          <table:table-cell table:style-name="ce7" table:formula="of:=[.Q32]+1" office:value-type="float" office:value="538">
            <text:p>538</text:p>
          </table:table-cell>
          <table:table-cell office:value-type="string">
            <text:p>x</text:p>
          </table:table-cell>
          <table:table-cell office:value-type="string">
            <text:p>s2?</text:p>
          </table:table-cell>
          <table:table-cell office:value-type="string">
            <text:p>?</text:p>
          </table:table-cell>
          <table:table-cell office:value-type="float" office:value="0">
            <text:p>0</text:p>
          </table:table-cell>
          <table:table-cell table:number-columns-repeated="3"/>
          <table:table-cell table:style-name="ce7" table:formula="of:=[.Y32]+1" office:value-type="float" office:value="578">
            <text:p>578</text:p>
          </table:table-cell>
          <table:table-cell table:number-columns-repeated="6"/>
          <table:table-cell table:style-name="ce10"/>
          <table:table-cell table:style-name="ce7" table:formula="of:=[.AG32]+1" office:value-type="float" office:value="638">
            <text:p>638</text:p>
          </table:table-cell>
          <table:table-cell office:value-type="string">
            <text:p>x</text:p>
          </table:table-cell>
          <table:table-cell table:number-columns-repeated="3" office:value-type="string">
            <text:p>v</text:p>
          </table:table-cell>
          <table:table-cell table:number-columns-repeated="3"/>
          <table:table-cell table:style-name="ce7" table:formula="of:=[.AO32]+1" office:value-type="float" office:value="678">
            <text:p>678</text:p>
          </table:table-cell>
          <table:table-cell table:number-columns-repeated="6"/>
          <table:table-cell table:style-name="ce10"/>
          <table:table-cell table:number-columns-repeated="976"/>
        </table:table-row>
        <table:table-row table:style-name="ro1" table:number-rows-repeated="32">
          <table:table-cell table:style-name="ce9"/>
          <table:table-cell table:number-columns-repeated="15"/>
          <table:table-cell table:style-name="ce9"/>
          <table:table-cell table:number-columns-repeated="15"/>
          <table:table-cell table:style-name="ce9"/>
          <table:table-cell table:number-columns-repeated="991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7">17.08.2019</text:date>, <text:time>00:5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2-14T23:37:50</meta:creation-date>
    <dc:date>2019-08-17T00:58:06.60</dc:date>
    <dc:creator>Cristian Berlage</dc:creator>
    <meta:editing-duration>P14DT23H8M38S</meta:editing-duration>
    <meta:editing-cycles>25</meta:editing-cycles>
    <meta:generator>OpenOffice/4.1.3$Win32 OpenOffice.org_project/413m1$Build-9783</meta:generator>
    <meta:document-statistic meta:table-count="2" meta:cell-count="850" meta:object-count="0"/>
  </office:meta>
</office:document-meta>
</file>